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000000081000000F18DBC2B47610615AB.png" manifest:media-type="image/png"/>
  <manifest:file-entry manifest:full-path="Pictures/2000002100000D4F000018F3F56F72A76A56B34F.svm" manifest:media-type="image/x-svm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puter Modern" svg:font-family="'Computer Moder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08cm" fo:min-width="0.708cm"/>
    </style:style>
    <style:style style:name="gr2" style:family="graphic" style:parent-style-name="standard">
      <style:graphic-properties draw:stroke="solid" svg:stroke-width="0.014cm" svg:stroke-color="#000000" draw:stroke-linejoin="miter" svg:stroke-linecap="butt" draw:fill="solid" draw:fill-color="#ffcc66" draw:opacity="40%" fo:padding-top="0.007cm" fo:padding-bottom="0.007cm" fo:padding-left="0.007cm" fo:padding-right="0.007cm"/>
    </style:style>
    <style:style style:name="gr3" style:family="graphic" style:parent-style-name="standard">
      <style:graphic-properties draw:stroke="dash" draw:stroke-dash="stroke-dash11" svg:stroke-width="0.014cm" svg:stroke-color="#000000" svg:stroke-opacity="40%" draw:stroke-linejoin="miter" svg:stroke-linecap="butt" draw:fill="none" fo:padding-top="0.007cm" fo:padding-bottom="0.007cm" fo:padding-left="0.007cm" fo:padding-right="0.007cm"/>
    </style:style>
    <style:style style:name="gr4" style:family="graphic" style:parent-style-name="standard">
      <style:graphic-properties draw:stroke="solid" svg:stroke-width="0.014cm" svg:stroke-color="#ffaa55" svg:stroke-opacity="60%" draw:stroke-linejoin="miter" svg:stroke-linecap="butt" draw:fill="solid" draw:fill-color="#ffaa55" draw:opacity="60%" fo:padding-top="0.007cm" fo:padding-bottom="0.007cm" fo:padding-left="0.007cm" fo:padding-right="0.007cm"/>
    </style:style>
    <style:style style:name="gr5" style:family="graphic" style:parent-style-name="standard">
      <style:graphic-properties draw:stroke="solid" svg:stroke-width="0.014cm" svg:stroke-color="#000000" draw:stroke-linejoin="miter" svg:stroke-linecap="butt" draw:fill="solid" draw:fill-color="#ffcc66" draw:opacity="0%" fo:padding-top="0.007cm" fo:padding-bottom="0.007cm" fo:padding-left="0.007cm" fo:padding-right="0.007cm"/>
    </style:style>
    <style:style style:name="gr6" style:family="graphic" style:parent-style-name="standard">
      <style:graphic-properties draw:stroke="solid" svg:stroke-width="0.014cm" svg:stroke-color="#000000" draw:stroke-linejoin="miter" svg:stroke-linecap="butt" draw:fill="none" fo:padding-top="0.007cm" fo:padding-bottom="0.007cm" fo:padding-left="0.007cm" fo:padding-right="0.007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</style:style>
    <style:style style:name="gr8" style:family="graphic" style:parent-style-name="standard">
      <style:graphic-properties draw:stroke="solid" svg:stroke-width="0.014cm" svg:stroke-color="#000000" draw:stroke-linejoin="miter" svg:stroke-linecap="butt" draw:fill="solid" draw:fill-color="#c40000" draw:opacity="60%" fo:padding-top="0.007cm" fo:padding-bottom="0.007cm" fo:padding-left="0.007cm" fo:padding-right="0.007cm"/>
    </style:style>
    <style:style style:name="gr9" style:family="graphic" style:parent-style-name="standard">
      <style:graphic-properties draw:stroke="dash" draw:stroke-dash="stroke-dash11" svg:stroke-width="0.014cm" svg:stroke-color="#000000" svg:stroke-opacity="60%" draw:stroke-linejoin="miter" svg:stroke-linecap="butt" draw:fill="none" fo:padding-top="0.007cm" fo:padding-bottom="0.007cm" fo:padding-left="0.007cm" fo:padding-right="0.007cm"/>
    </style:style>
    <style:style style:name="gr10" style:family="graphic" style:parent-style-name="standard">
      <style:graphic-properties draw:stroke="none" draw:fill="solid" draw:fill-color="#ffcc66" draw:opacity="40%"/>
    </style:style>
    <style:style style:name="gr11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2" style:family="graphic" style:parent-style-name="standard">
      <style:graphic-properties draw:stroke="none" svg:stroke-width="0.044cm" draw:stroke-linejoin="miter" draw:fill="solid" draw:fill-color="#ffffff"/>
    </style:style>
    <style:style style:name="gr13" style:family="graphic" style:parent-style-name="standard">
      <style:graphic-properties draw:stroke="none" svg:stroke-width="0.044cm" draw:stroke-linejoin="miter" draw:fill="solid" draw:fill-color="#000000"/>
    </style:style>
    <style:style style:name="gr14" style:family="graphic" style:parent-style-name="objectwithoutfill">
      <style:graphic-properties svg:stroke-color="#000000" draw:marker-end="" draw:marker-end-width="0.3cm" draw:fill="none" draw:textarea-horizontal-align="center" draw:textarea-vertical-align="middle"/>
    </style:style>
    <style:style style:name="gr15" style:family="graphic" style:parent-style-name="objectwithoutfill">
      <style:graphic-properties draw:fill="none" draw:textarea-horizontal-align="center" draw:textarea-vertical-align="middle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78cm, 1.689cm, 0cm, 0cm)" draw:image-opacity="100%" style:mirror="horizontal"/>
    </style:style>
    <style:style style:name="gr17" style:family="graphic" style:parent-style-name="standard">
      <style:graphic-properties draw:stroke="none" draw:stroke-dash="Dashed_20__28_var_29__20_4" svg:stroke-width="0cm" draw:stroke-linejoin="none" svg:stroke-linecap="butt" draw:fill="solid" draw:fill-color="#c40000" draw:opacity="40%" draw:textarea-horizontal-align="center" draw:textarea-vertical-align="middle"/>
    </style:style>
    <style:style style:name="gr18" style:family="graphic" style:parent-style-name="standard">
      <style:graphic-properties draw:stroke="solid" draw:stroke-dash="Dashed_20__28_var_29__20_4" svg:stroke-width="0.01cm" svg:stroke-color="#000000" draw:stroke-linejoin="miter" svg:stroke-linecap="butt" draw:fill="none" draw:fill-color="#b44b4b" draw:textarea-horizontal-align="center" draw:textarea-vertical-align="middle" fo:padding-top="0.005cm" fo:padding-bottom="0.005cm" fo:padding-left="0.005cm" fo:padding-right="0.005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823cm" fo:min-width="2.868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292cm" fo:padding-top="0cm" fo:padding-bottom="0cm" fo:padding-left="0cm" fo:padding-right="0cm"/>
    </style:style>
    <style:style style:name="P1" style:family="paragraph">
      <style:paragraph-properties fo:text-align="center">
        <style:tab-stops/>
      </style:paragraph-properties>
    </style:style>
    <style:style style:name="P2" style:family="paragraph">
      <loext:graphic-properties draw:fill="solid" draw:fill-color="#ffffff"/>
      <style:paragraph-properties fo:text-align="center">
        <style:tab-stops/>
      </style:paragraph-properties>
    </style:style>
    <style:style style:name="P3" style:family="paragraph">
      <loext:graphic-properties draw:fill="solid" draw:fill-color="#ffcc66" draw:opacity="40%"/>
    </style:style>
    <style:style style:name="P4" style:family="paragraph">
      <loext:graphic-properties draw:fill="none"/>
    </style:style>
    <style:style style:name="P5" style:family="paragraph">
      <loext:graphic-properties draw:fill="solid" draw:fill-color="#ffaa55" draw:opacity="60%"/>
    </style:style>
    <style:style style:name="P6" style:family="paragraph">
      <loext:graphic-properties draw:fill="solid" draw:fill-color="#ffcc66" draw:opacity="0%"/>
    </style:style>
    <style:style style:name="P7" style:family="paragraph">
      <style:paragraph-properties fo:text-align="start" style:writing-mode="lr-tb"/>
    </style:style>
    <style:style style:name="P8" style:family="paragraph">
      <loext:graphic-properties draw:fill="none"/>
      <style:text-properties fo:font-size="10pt" style:font-size-asian="10pt" style:font-size-complex="10pt"/>
    </style:style>
    <style:style style:name="P9" style:family="paragraph">
      <loext:graphic-properties draw:fill="solid" draw:fill-color="#c40000" draw:opacity="60%"/>
    </style:style>
    <style:style style:name="P10" style:family="paragraph">
      <style:paragraph-properties fo:text-align="center"/>
    </style:style>
    <style:style style:name="P11" style:family="paragraph">
      <loext:graphic-properties draw:fill="solid" draw:fill-color="#ffffff"/>
      <style:paragraph-properties fo:text-align="cente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solid" draw:fill-color="#ffffff"/>
      <style:paragraph-properties fo:text-align="start"/>
    </style:style>
    <style:style style:name="P14" style:family="paragraph">
      <loext:graphic-properties draw:fill="solid" draw:fill-color="#ffffff"/>
    </style:style>
    <style:style style:name="P15" style:family="paragraph">
      <loext:graphic-properties draw:fill="solid" draw:fill-color="#000000"/>
    </style:style>
    <style:style style:name="P16" style:family="paragraph">
      <loext:graphic-properties draw:fill="solid" draw:fill-color="#c40000" draw:opacity="40%"/>
      <style:paragraph-properties fo:text-align="center"/>
    </style:style>
    <style:style style:name="P17" style:family="paragraph">
      <loext:graphic-properties draw:fill="none" draw:fill-color="#b44b4b"/>
      <style:paragraph-properties fo:text-align="center"/>
    </style:style>
    <style:style style:name="P18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T1" style:family="text">
      <style:text-properties fo:color="#000000" style:font-name="Computer Modern" fo:font-size="10pt" style:font-size-asian="10pt" style:font-name-complex="Computer Modern" style:font-size-complex="10pt"/>
    </style:style>
    <style:style style:name="T2" style:family="text">
      <style:text-properties fo:color="#000000" style:font-name="Computer Modern" fo:font-size="10pt" fo:font-weight="bold" style:font-size-asian="10pt" style:font-name-complex="Computer Modern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custom-shape draw:style-name="gr1" draw:text-style-name="P2" draw:layer="layout" svg:width="1cm" svg:height="1cm" svg:x="18.129cm" svg:y="9.958cm">
          <text:p text:style-name="P1">||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path draw:style-name="gr2" draw:text-style-name="P3" draw:layer="layout" svg:width="3.125cm" svg:height="6.925cm" svg:x="3.761cm" svg:y="1.988cm" svg:viewBox="0 0 3126 6926" svg:d="M1200 1925h-1200v5001h1200zM1200 1925h-1200l1925-1925h1201z">
          <text:p/>
        </draw:path>
        <draw:line draw:style-name="gr3" draw:text-style-name="P4" draw:layer="layout" svg:x1="6.886cm" svg:y1="6.988cm" svg:x2="5.686cm" svg:y2="6.988cm">
          <text:p/>
        </draw:line>
        <draw:line draw:style-name="gr3" draw:text-style-name="P4" draw:layer="layout" svg:x1="3.761cm" svg:y1="8.914cm" svg:x2="5.687cm" svg:y2="6.988cm">
          <text:p/>
        </draw:line>
        <draw:line draw:style-name="gr3" draw:text-style-name="P4" draw:layer="layout" svg:x1="5.686cm" svg:y1="1.988cm" svg:x2="5.686cm" svg:y2="6.988cm">
          <text:p/>
        </draw:line>
        <draw:path draw:style-name="gr4" draw:text-style-name="P5" draw:layer="layout" svg:width="2.325cm" svg:height="6.925cm" svg:x="4.561cm" svg:y="1.988cm" svg:viewBox="0 0 2326 6926" svg:d="M401 1925h-401v5001h401zM401 1925h-401l1926-1925h400z">
          <text:p/>
        </draw:path>
        <draw:path draw:style-name="gr5" draw:text-style-name="P6" draw:layer="layout" svg:width="3.125cm" svg:height="6.925cm" svg:x="3.761cm" svg:y="1.988cm" svg:viewBox="0 0 3126 6926" svg:d="M1200 1925h-1200v5001h1200zM1200 1925h-1200l1925-1925h1201z">
          <text:p/>
        </draw:path>
        <draw:line draw:style-name="gr6" draw:text-style-name="P4" draw:layer="layout" svg:x1="3.761cm" svg:y1="8.913cm" svg:x2="4.961cm" svg:y2="8.913cm">
          <text:p/>
        </draw:line>
        <draw:path draw:style-name="gr2" draw:text-style-name="P3" draw:layer="layout" svg:width="3.125cm" svg:height="6.925cm" svg:x="4.961cm" svg:y="1.988cm" svg:viewBox="0 0 3126 6926" svg:d="M1201 1925h-1201v5001h1201zM1201 1925h-1201l1926-1925h1200z">
          <text:p/>
        </draw:path>
        <draw:line draw:style-name="gr3" draw:text-style-name="P4" draw:layer="layout" svg:x1="8.086cm" svg:y1="6.988cm" svg:x2="6.886cm" svg:y2="6.988cm">
          <text:p/>
        </draw:line>
        <draw:line draw:style-name="gr3" draw:text-style-name="P4" draw:layer="layout" svg:x1="4.961cm" svg:y1="8.914cm" svg:x2="6.887cm" svg:y2="6.988cm">
          <text:p/>
        </draw:line>
        <draw:line draw:style-name="gr3" draw:text-style-name="P4" draw:layer="layout" svg:x1="6.886cm" svg:y1="1.988cm" svg:x2="6.886cm" svg:y2="6.988cm">
          <text:p/>
        </draw:line>
        <draw:path draw:style-name="gr4" draw:text-style-name="P5" draw:layer="layout" svg:width="2.325cm" svg:height="6.925cm" svg:x="5.761cm" svg:y="1.988cm" svg:viewBox="0 0 2326 6926" svg:d="M400 1925h-400v5001h400zM400 1925h-400l1926-1925h400z">
          <text:p/>
        </draw:path>
        <draw:path draw:style-name="gr5" draw:text-style-name="P6" draw:layer="layout" svg:width="3.125cm" svg:height="6.925cm" svg:x="4.961cm" svg:y="1.988cm" svg:viewBox="0 0 3126 6926" svg:d="M1201 1925h-1201v5001h1201zM1201 1925h-1201l1926-1925h1200z">
          <text:p/>
        </draw:path>
        <draw:line draw:style-name="gr6" draw:text-style-name="P4" draw:layer="layout" svg:x1="4.961cm" svg:y1="8.913cm" svg:x2="6.161cm" svg:y2="8.913cm">
          <text:p/>
        </draw:line>
        <draw:frame draw:style-name="gr7" draw:text-style-name="P8" draw:layer="layout" svg:width="0.451cm" svg:height="0.412cm" svg:x="4.186cm" svg:y="8.938cm">
          <draw:text-box>
            <text:p text:style-name="P7"><text:span text:style-name="T1">3</text:span><text:span text:style-name="T1">2</text:span></text:p>
          </draw:text-box>
        </draw:frame>
        <draw:polygon draw:style-name="gr2" draw:text-style-name="P3" draw:layer="layout" svg:width="1.925cm" svg:height="6.925cm" svg:x="6.161cm" svg:y="1.988cm" svg:viewBox="0 0 1926 6926" draw:points="0,1925 1926,0 1926,5001 0,6926">
          <text:p/>
        </draw:polygon>
        <draw:polygon draw:style-name="gr4" draw:text-style-name="P5" draw:layer="layout" svg:width="1.925cm" svg:height="6.925cm" svg:x="6.161cm" svg:y="1.988cm" svg:viewBox="0 0 1926 6926" draw:points="0,1925 1926,0 1926,5001 0,6926">
          <text:p/>
        </draw:polygon>
        <draw:polygon draw:style-name="gr6" draw:text-style-name="P4" draw:layer="layout" svg:width="1.925cm" svg:height="6.925cm" svg:x="6.161cm" svg:y="1.988cm" svg:viewBox="0 0 1926 6926" draw:points="0,1925 1926,0 1926,5001 0,6926">
          <text:p/>
        </draw:polygon>
        <draw:line draw:style-name="gr6" draw:text-style-name="P4" draw:layer="layout" svg:x1="6.161cm" svg:y1="8.914cm" svg:x2="8.087cm" svg:y2="6.988cm">
          <text:p/>
        </draw:line>
        <draw:line draw:style-name="gr6" draw:text-style-name="P4" draw:layer="layout" svg:x1="3.761cm" svg:y1="8.913cm" svg:x2="3.761cm" svg:y2="3.913cm">
          <text:p/>
        </draw:line>
        <draw:polyline draw:style-name="gr6" draw:text-style-name="P4" draw:layer="layout" svg:width="0cm" svg:height="0cm" svg:x="4.961cm" svg:y="9.791cm" svg:viewBox="0 0 0 0" draw:points="0,0">
          <text:p/>
        </draw:polyline>
        <draw:frame draw:style-name="gr7" draw:text-style-name="P8" draw:layer="layout" svg:width="0.451cm" svg:height="0.412cm" svg:x="5.386cm" svg:y="8.938cm">
          <draw:text-box>
            <text:p text:style-name="P7"><text:span text:style-name="T1">3</text:span><text:span text:style-name="T1">2</text:span></text:p>
          </draw:text-box>
        </draw:frame>
        <draw:path draw:style-name="gr8" draw:text-style-name="P9" draw:layer="layout" svg:width="1.432cm" svg:height="4.432cm" svg:x="8.507cm" svg:y="8.234cm" svg:viewBox="0 0 1433 4433" svg:d="M200 1233h-200v3200h200zM200 1233h-200l1233-1233h200z">
          <text:p/>
        </draw:path>
        <draw:line draw:style-name="gr9" draw:text-style-name="P4" draw:layer="layout" svg:x1="9.939cm" svg:y1="11.434cm" svg:x2="9.739cm" svg:y2="11.434cm">
          <text:p/>
        </draw:line>
        <draw:line draw:style-name="gr9" draw:text-style-name="P4" draw:layer="layout" svg:x1="8.507cm" svg:y1="12.667cm" svg:x2="9.74cm" svg:y2="11.434cm">
          <text:p/>
        </draw:line>
        <draw:line draw:style-name="gr9" draw:text-style-name="P4" draw:layer="layout" svg:x1="9.739cm" svg:y1="8.234cm" svg:x2="9.739cm" svg:y2="11.434cm">
          <text:p/>
        </draw:line>
        <draw:line draw:style-name="gr6" draw:text-style-name="P4" draw:layer="layout" svg:x1="8.507cm" svg:y1="12.666cm" svg:x2="8.707cm" svg:y2="12.666cm">
          <text:p/>
        </draw:line>
        <draw:polygon draw:style-name="gr8" draw:text-style-name="P9" draw:layer="layout" svg:width="1.232cm" svg:height="4.432cm" svg:x="8.707cm" svg:y="8.234cm" svg:viewBox="0 0 1233 4433" draw:points="0,1233 1233,0 1233,3201 0,4433">
          <text:p/>
        </draw:polygon>
        <draw:line draw:style-name="gr6" draw:text-style-name="P4" draw:layer="layout" svg:x1="8.707cm" svg:y1="12.667cm" svg:x2="9.94cm" svg:y2="11.434cm">
          <text:p/>
        </draw:line>
        <draw:line draw:style-name="gr6" draw:text-style-name="P4" draw:layer="layout" svg:x1="8.507cm" svg:y1="12.666cm" svg:x2="8.507cm" svg:y2="9.466cm">
          <text:p/>
        </draw:line>
        <draw:polyline draw:style-name="gr6" draw:text-style-name="P4" draw:layer="layout" svg:width="0cm" svg:height="0cm" svg:x="8.607cm" svg:y="13.545cm" svg:viewBox="0 0 0 0" draw:points="0,0">
          <text:p/>
        </draw:polyline>
        <draw:path draw:style-name="gr2" draw:text-style-name="P3" draw:layer="layout" svg:width="2.832cm" svg:height="4.432cm" svg:x="8.707cm" svg:y="8.234cm" svg:viewBox="0 0 2833 4433" svg:d="M1600 1233h-1600v3200h1600zM1600 1233h-1600l1232-1233h1601z">
          <text:p/>
        </draw:path>
        <draw:line draw:style-name="gr3" draw:text-style-name="P4" draw:layer="layout" svg:x1="11.539cm" svg:y1="11.434cm" svg:x2="9.939cm" svg:y2="11.434cm">
          <text:p/>
        </draw:line>
        <draw:line draw:style-name="gr3" draw:text-style-name="P4" draw:layer="layout" svg:x1="8.707cm" svg:y1="12.667cm" svg:x2="9.94cm" svg:y2="11.434cm">
          <text:p/>
        </draw:line>
        <draw:line draw:style-name="gr3" draw:text-style-name="P4" draw:layer="layout" svg:x1="9.939cm" svg:y1="8.234cm" svg:x2="9.939cm" svg:y2="11.434cm">
          <text:p/>
        </draw:line>
        <draw:path draw:style-name="gr4" draw:text-style-name="P5" draw:layer="layout" svg:width="1.765cm" svg:height="4.432cm" svg:x="9.774cm" svg:y="8.234cm" svg:viewBox="0 0 1766 4433" svg:d="M533 1233h-533v3200h533zM533 1233h-533l1232-1233h534z">
          <text:p/>
        </draw:path>
        <draw:path draw:style-name="gr5" draw:text-style-name="P6" draw:layer="layout" svg:width="2.832cm" svg:height="4.432cm" svg:x="8.707cm" svg:y="8.234cm" svg:viewBox="0 0 2833 4433" svg:d="M1600 1233h-1600v3200h1600zM1600 1233h-1600l1232-1233h1601z">
          <text:p/>
        </draw:path>
        <draw:line draw:style-name="gr6" draw:text-style-name="P4" draw:layer="layout" svg:x1="8.707cm" svg:y1="12.666cm" svg:x2="10.307cm" svg:y2="12.666cm">
          <text:p/>
        </draw:line>
        <draw:frame draw:style-name="gr7" draw:text-style-name="P8" draw:layer="layout" svg:width="0.35cm" svg:height="0.412cm" svg:x="4.885cm" svg:y="9.586cm">
          <draw:text-box>
            <text:p text:style-name="P7"><text:span text:style-name="T2">I</text:span></text:p>
          </draw:text-box>
        </draw:frame>
        <draw:path draw:style-name="gr2" draw:text-style-name="P3" draw:layer="layout" svg:width="2.832cm" svg:height="4.432cm" svg:x="10.307cm" svg:y="8.234cm" svg:viewBox="0 0 2833 4433" svg:d="M1601 1233h-1601v3200h1601zM1601 1233h-1601l1233-1233h1600z">
          <text:p/>
        </draw:path>
        <draw:line draw:style-name="gr3" draw:text-style-name="P4" draw:layer="layout" svg:x1="13.139cm" svg:y1="11.434cm" svg:x2="11.539cm" svg:y2="11.434cm">
          <text:p/>
        </draw:line>
        <draw:line draw:style-name="gr3" draw:text-style-name="P4" draw:layer="layout" svg:x1="10.307cm" svg:y1="12.667cm" svg:x2="11.54cm" svg:y2="11.434cm">
          <text:p/>
        </draw:line>
        <draw:line draw:style-name="gr3" draw:text-style-name="P4" draw:layer="layout" svg:x1="11.539cm" svg:y1="8.234cm" svg:x2="11.539cm" svg:y2="11.434cm">
          <text:p/>
        </draw:line>
        <draw:path draw:style-name="gr4" draw:text-style-name="P5" draw:layer="layout" svg:width="1.765cm" svg:height="4.432cm" svg:x="11.374cm" svg:y="8.234cm" svg:viewBox="0 0 1766 4433" svg:d="M533 1233h-533v3200h533zM533 1233h-533l1232-1233h534z">
          <text:p/>
        </draw:path>
        <draw:path draw:style-name="gr5" draw:text-style-name="P6" draw:layer="layout" svg:width="2.832cm" svg:height="4.432cm" svg:x="10.307cm" svg:y="8.234cm" svg:viewBox="0 0 2833 4433" svg:d="M1601 1233h-1601v3200h1601zM1601 1233h-1601l1233-1233h1600z">
          <text:p/>
        </draw:path>
        <draw:line draw:style-name="gr6" draw:text-style-name="P4" draw:layer="layout" svg:x1="10.307cm" svg:y1="12.666cm" svg:x2="11.907cm" svg:y2="12.666cm">
          <text:p/>
        </draw:line>
        <draw:frame draw:style-name="gr7" draw:text-style-name="P8" draw:layer="layout" svg:width="0.451cm" svg:height="0.412cm" svg:x="9.332cm" svg:y="12.691cm">
          <draw:text-box>
            <text:p text:style-name="P7"><text:span text:style-name="T1">6</text:span><text:span text:style-name="T1">4</text:span></text:p>
          </draw:text-box>
        </draw:frame>
        <draw:polygon draw:style-name="gr2" draw:text-style-name="P3" draw:layer="layout" svg:width="1.232cm" svg:height="4.432cm" svg:x="11.907cm" svg:y="8.234cm" svg:viewBox="0 0 1233 4433" draw:points="0,1233 1233,0 1233,3201 0,4433">
          <text:p/>
        </draw:polygon>
        <draw:polygon draw:style-name="gr4" draw:text-style-name="P5" draw:layer="layout" svg:width="1.232cm" svg:height="4.432cm" svg:x="11.907cm" svg:y="8.234cm" svg:viewBox="0 0 1233 4433" draw:points="0,1233 1233,0 1233,3201 0,4433">
          <text:p/>
        </draw:polygon>
        <draw:polygon draw:style-name="gr6" draw:text-style-name="P4" draw:layer="layout" svg:width="1.232cm" svg:height="4.432cm" svg:x="11.907cm" svg:y="8.234cm" svg:viewBox="0 0 1233 4433" draw:points="0,1233 1233,0 1233,3201 0,4433">
          <text:p/>
        </draw:polygon>
        <draw:line draw:style-name="gr6" draw:text-style-name="P4" draw:layer="layout" svg:x1="11.907cm" svg:y1="12.667cm" svg:x2="13.14cm" svg:y2="11.434cm">
          <text:p/>
        </draw:line>
        <draw:line draw:style-name="gr6" draw:text-style-name="P4" draw:layer="layout" svg:x1="8.707cm" svg:y1="12.666cm" svg:x2="8.707cm" svg:y2="9.466cm">
          <text:p/>
        </draw:line>
        <draw:polyline draw:style-name="gr6" draw:text-style-name="P4" draw:layer="layout" svg:width="0cm" svg:height="0cm" svg:x="10.307cm" svg:y="13.545cm" svg:viewBox="0 0 0 0" draw:points="0,0">
          <text:p/>
        </draw:polyline>
        <draw:frame draw:style-name="gr7" draw:text-style-name="P8" draw:layer="layout" svg:width="0.451cm" svg:height="0.412cm" svg:x="10.932cm" svg:y="12.691cm">
          <draw:text-box>
            <text:p text:style-name="P7"><text:span text:style-name="T1">6</text:span><text:span text:style-name="T1">4</text:span></text:p>
          </draw:text-box>
        </draw:frame>
        <draw:path draw:style-name="gr8" draw:text-style-name="P9" draw:layer="layout" svg:width="0.97cm" svg:height="2.77cm" svg:x="14.138cm" svg:y="13.565cm" svg:viewBox="0 0 971 2771" svg:d="M200 771h-200v2000h200zM200 771h-200l771-771h200z">
          <text:p/>
        </draw:path>
        <draw:line draw:style-name="gr9" draw:text-style-name="P4" draw:layer="layout" svg:x1="15.108cm" svg:y1="15.565cm" svg:x2="14.908cm" svg:y2="15.565cm">
          <text:p/>
        </draw:line>
        <draw:line draw:style-name="gr9" draw:text-style-name="P4" draw:layer="layout" svg:x1="14.138cm" svg:y1="16.336cm" svg:x2="14.909cm" svg:y2="15.565cm">
          <text:p/>
        </draw:line>
        <draw:line draw:style-name="gr9" draw:text-style-name="P4" draw:layer="layout" svg:x1="14.908cm" svg:y1="13.565cm" svg:x2="14.908cm" svg:y2="15.565cm">
          <text:p/>
        </draw:line>
        <draw:line draw:style-name="gr6" draw:text-style-name="P4" draw:layer="layout" svg:x1="14.138cm" svg:y1="16.335cm" svg:x2="14.338cm" svg:y2="16.335cm">
          <text:p/>
        </draw:line>
        <draw:polygon draw:style-name="gr8" draw:text-style-name="P9" draw:layer="layout" svg:width="0.77cm" svg:height="2.77cm" svg:x="14.338cm" svg:y="13.565cm" svg:viewBox="0 0 771 2771" draw:points="0,771 771,0 771,2001 0,2771">
          <text:p/>
        </draw:polygon>
        <draw:line draw:style-name="gr6" draw:text-style-name="P4" draw:layer="layout" svg:x1="14.338cm" svg:y1="16.336cm" svg:x2="15.109cm" svg:y2="15.565cm">
          <text:p/>
        </draw:line>
        <draw:line draw:style-name="gr6" draw:text-style-name="P4" draw:layer="layout" svg:x1="14.138cm" svg:y1="16.335cm" svg:x2="14.138cm" svg:y2="14.335cm">
          <text:p/>
        </draw:line>
        <draw:polyline draw:style-name="gr6" draw:text-style-name="P4" draw:layer="layout" svg:width="0cm" svg:height="0cm" svg:x="14.238cm" svg:y="17.214cm" svg:viewBox="0 0 0 0" draw:points="0,0">
          <text:p/>
        </draw:polyline>
        <draw:path draw:style-name="gr10" draw:text-style-name="P3" draw:layer="layout" svg:width="3.17cm" svg:height="2.77cm" svg:x="14.338cm" svg:y="13.565cm" svg:viewBox="0 0 3171 2771" svg:d="M2401 771h-2401v2000h2401zM2401 771h-2401l770-771h2401z">
          <text:p/>
        </draw:path>
        <draw:path draw:style-name="gr6" draw:text-style-name="P4" draw:layer="layout" svg:width="3.17cm" svg:height="2.77cm" svg:x="14.338cm" svg:y="13.565cm" svg:viewBox="0 0 3171 2771" svg:d="M2401 771h-2401v2000h2401zM2401 771h-2401l770-771h2401z">
          <text:p/>
        </draw:path>
        <draw:line draw:style-name="gr3" draw:text-style-name="P4" draw:layer="layout" svg:x1="17.508cm" svg:y1="15.565cm" svg:x2="15.108cm" svg:y2="15.565cm">
          <text:p/>
        </draw:line>
        <draw:line draw:style-name="gr3" draw:text-style-name="P4" draw:layer="layout" svg:x1="14.338cm" svg:y1="16.336cm" svg:x2="15.109cm" svg:y2="15.565cm">
          <text:p/>
        </draw:line>
        <draw:line draw:style-name="gr3" draw:text-style-name="P4" draw:layer="layout" svg:x1="15.108cm" svg:y1="13.565cm" svg:x2="15.108cm" svg:y2="15.565cm">
          <text:p/>
        </draw:line>
        <draw:path draw:style-name="gr4" draw:text-style-name="P5" draw:layer="layout" svg:width="1.57cm" svg:height="2.77cm" svg:x="15.938cm" svg:y="13.565cm" svg:viewBox="0 0 1571 2771" svg:d="M801 771h-801v2000h801zM801 771h-801l771-771h800z">
          <text:p/>
        </draw:path>
        <draw:path draw:style-name="gr5" draw:text-style-name="P6" draw:layer="layout" svg:width="3.17cm" svg:height="2.77cm" svg:x="14.338cm" svg:y="13.565cm" svg:viewBox="0 0 3171 2771" svg:d="M2401 771h-2401v2000h2401zM2401 771h-2401l770-771h2401z">
          <text:p/>
        </draw:path>
        <draw:line draw:style-name="gr6" draw:text-style-name="P4" draw:layer="layout" svg:x1="14.338cm" svg:y1="16.335cm" svg:x2="16.738cm" svg:y2="16.335cm">
          <text:p/>
        </draw:line>
        <draw:frame draw:style-name="gr7" draw:text-style-name="P8" draw:layer="layout" svg:width="0.506cm" svg:height="0.412cm" svg:x="10.029cm" svg:y="13.307cm">
          <draw:text-box>
            <text:p text:style-name="P7"><text:span text:style-name="T2">I</text:span><text:span text:style-name="T2">/</text:span><text:span text:style-name="T2">2</text:span></text:p>
          </draw:text-box>
        </draw:frame>
        <draw:path draw:style-name="gr2" draw:text-style-name="P3" draw:layer="layout" svg:width="3.17cm" svg:height="2.77cm" svg:x="16.738cm" svg:y="13.565cm" svg:viewBox="0 0 3171 2771" svg:d="M2401 771h-2401v2000h2401zM2401 771h-2401l770-771h2401z">
          <text:p/>
        </draw:path>
        <draw:line draw:style-name="gr3" draw:text-style-name="P4" draw:layer="layout" svg:x1="19.908cm" svg:y1="15.565cm" svg:x2="17.508cm" svg:y2="15.565cm">
          <text:p/>
        </draw:line>
        <draw:line draw:style-name="gr3" draw:text-style-name="P4" draw:layer="layout" svg:x1="16.738cm" svg:y1="16.336cm" svg:x2="17.509cm" svg:y2="15.565cm">
          <text:p/>
        </draw:line>
        <draw:line draw:style-name="gr3" draw:text-style-name="P4" draw:layer="layout" svg:x1="17.508cm" svg:y1="13.565cm" svg:x2="17.508cm" svg:y2="15.565cm">
          <text:p/>
        </draw:line>
        <draw:path draw:style-name="gr4" draw:text-style-name="P5" draw:layer="layout" svg:width="1.57cm" svg:height="2.77cm" svg:x="18.338cm" svg:y="13.565cm" svg:viewBox="0 0 1571 2771" svg:d="M800 771h-800v2000h800zM800 771h-800l770-771h801z">
          <text:p/>
        </draw:path>
        <draw:path draw:style-name="gr5" draw:text-style-name="P6" draw:layer="layout" svg:width="3.17cm" svg:height="2.77cm" svg:x="16.738cm" svg:y="13.565cm" svg:viewBox="0 0 3171 2771" svg:d="M2401 771h-2401v2000h2401zM2401 771h-2401l770-771h2401z">
          <text:p/>
        </draw:path>
        <draw:line draw:style-name="gr6" draw:text-style-name="P4" draw:layer="layout" svg:x1="16.738cm" svg:y1="16.335cm" svg:x2="19.138cm" svg:y2="16.335cm">
          <text:p/>
        </draw:line>
        <draw:frame draw:style-name="gr7" draw:text-style-name="P8" draw:layer="layout" svg:width="0.675cm" svg:height="0.412cm" svg:x="15.275cm" svg:y="16.36cm">
          <draw:text-box>
            <text:p text:style-name="P7"><text:span text:style-name="T1">1</text:span><text:span text:style-name="T1">2</text:span><text:span text:style-name="T1">8</text:span></text:p>
          </draw:text-box>
        </draw:frame>
        <draw:polygon draw:style-name="gr2" draw:text-style-name="P3" draw:layer="layout" svg:width="0.77cm" svg:height="2.77cm" svg:x="19.138cm" svg:y="13.565cm" svg:viewBox="0 0 771 2771" draw:points="0,771 771,0 771,2001 0,2771">
          <text:p/>
        </draw:polygon>
        <draw:polygon draw:style-name="gr4" draw:text-style-name="P5" draw:layer="layout" svg:width="0.77cm" svg:height="2.77cm" svg:x="19.138cm" svg:y="13.565cm" svg:viewBox="0 0 771 2771" draw:points="0,771 771,0 771,2001 0,2771">
          <text:p/>
        </draw:polygon>
        <draw:polygon draw:style-name="gr6" draw:text-style-name="P4" draw:layer="layout" svg:width="0.77cm" svg:height="2.77cm" svg:x="19.138cm" svg:y="13.565cm" svg:viewBox="0 0 771 2771" draw:points="0,771 771,0 771,2001 0,2771">
          <text:p/>
        </draw:polygon>
        <draw:line draw:style-name="gr6" draw:text-style-name="P4" draw:layer="layout" svg:x1="19.138cm" svg:y1="16.336cm" svg:x2="19.909cm" svg:y2="15.565cm">
          <text:p/>
        </draw:line>
        <draw:line draw:style-name="gr6" draw:text-style-name="P4" draw:layer="layout" svg:x1="14.338cm" svg:y1="16.335cm" svg:x2="14.338cm" svg:y2="14.335cm">
          <text:p/>
        </draw:line>
        <draw:polyline draw:style-name="gr6" draw:text-style-name="P4" draw:layer="layout" svg:width="0cm" svg:height="0cm" svg:x="16.738cm" svg:y="17.214cm" svg:viewBox="0 0 0 0" draw:points="0,0">
          <text:p/>
        </draw:polyline>
        <draw:frame draw:style-name="gr7" draw:text-style-name="P8" draw:layer="layout" svg:width="0.675cm" svg:height="0.412cm" svg:x="17.675cm" svg:y="16.36cm">
          <draw:text-box>
            <text:p text:style-name="P7"><text:span text:style-name="T1">128</text:span></text:p>
          </draw:text-box>
        </draw:frame>
        <draw:frame draw:style-name="gr7" draw:text-style-name="P8" draw:layer="layout" svg:width="0.506cm" svg:height="0.412cm" svg:x="16.46cm" svg:y="16.976cm">
          <draw:text-box>
            <text:p text:style-name="P7"><text:span text:style-name="T2">I</text:span><text:span text:style-name="T2">/</text:span><text:span text:style-name="T2">4</text:span></text:p>
          </draw:text-box>
        </draw:frame>
        <draw:path draw:style-name="gr2" draw:text-style-name="P3" draw:layer="layout" svg:width="2.831cm" svg:height="4.432cm" svg:x="21.908cm" svg:y="8.234cm" svg:viewBox="0 0 2832 4433" svg:d="M1601 1233h-1601v3200h1601zM1601 1233h-1601l1232-1233h1600z">
          <text:p/>
        </draw:path>
        <draw:line draw:style-name="gr3" draw:text-style-name="P4" draw:layer="layout" svg:x1="24.739cm" svg:y1="11.434cm" svg:x2="23.139cm" svg:y2="11.434cm">
          <text:p/>
        </draw:line>
        <draw:line draw:style-name="gr3" draw:text-style-name="P4" draw:layer="layout" svg:x1="21.908cm" svg:y1="12.667cm" svg:x2="23.14cm" svg:y2="11.434cm">
          <text:p/>
        </draw:line>
        <draw:line draw:style-name="gr3" draw:text-style-name="P4" draw:layer="layout" svg:x1="23.139cm" svg:y1="8.234cm" svg:x2="23.139cm" svg:y2="11.434cm">
          <text:p/>
        </draw:line>
        <draw:path draw:style-name="gr4" draw:text-style-name="P5" draw:layer="layout" svg:width="1.765cm" svg:height="4.432cm" svg:x="22.974cm" svg:y="8.234cm" svg:viewBox="0 0 1766 4433" svg:d="M535 1233h-535v3200h535zM535 1233h-535l1233-1233h533z">
          <text:p/>
        </draw:path>
        <draw:path draw:style-name="gr5" draw:text-style-name="P6" draw:layer="layout" svg:width="2.831cm" svg:height="4.432cm" svg:x="21.908cm" svg:y="8.234cm" svg:viewBox="0 0 2832 4433" svg:d="M1601 1233h-1601v3200h1601zM1601 1233h-1601l1232-1233h1600z">
          <text:p/>
        </draw:path>
        <draw:line draw:style-name="gr6" draw:text-style-name="P4" draw:layer="layout" svg:x1="21.908cm" svg:y1="12.666cm" svg:x2="23.508cm" svg:y2="12.666cm">
          <text:p/>
        </draw:line>
        <draw:path draw:style-name="gr2" draw:text-style-name="P3" draw:layer="layout" svg:width="2.831cm" svg:height="4.432cm" svg:x="23.508cm" svg:y="8.234cm" svg:viewBox="0 0 2832 4433" svg:d="M1600 1233h-1600v3200h1600zM1600 1233h-1600l1231-1233h1601z">
          <text:p/>
        </draw:path>
        <draw:line draw:style-name="gr3" draw:text-style-name="P4" draw:layer="layout" svg:x1="26.339cm" svg:y1="11.434cm" svg:x2="24.739cm" svg:y2="11.434cm">
          <text:p/>
        </draw:line>
        <draw:line draw:style-name="gr3" draw:text-style-name="P4" draw:layer="layout" svg:x1="23.508cm" svg:y1="12.667cm" svg:x2="24.74cm" svg:y2="11.434cm">
          <text:p/>
        </draw:line>
        <draw:line draw:style-name="gr3" draw:text-style-name="P4" draw:layer="layout" svg:x1="24.739cm" svg:y1="8.234cm" svg:x2="24.739cm" svg:y2="11.434cm">
          <text:p/>
        </draw:line>
        <draw:path draw:style-name="gr4" draw:text-style-name="P5" draw:layer="layout" svg:width="1.765cm" svg:height="4.432cm" svg:x="24.574cm" svg:y="8.234cm" svg:viewBox="0 0 1766 4433" svg:d="M534 1233h-534v3200h534zM534 1233h-534l1233-1233h533z">
          <text:p/>
        </draw:path>
        <draw:path draw:style-name="gr5" draw:text-style-name="P6" draw:layer="layout" svg:width="2.831cm" svg:height="4.432cm" svg:x="23.508cm" svg:y="8.234cm" svg:viewBox="0 0 2832 4433" svg:d="M1600 1233h-1600v3200h1600zM1600 1233h-1600l1231-1233h1601z">
          <text:p/>
        </draw:path>
        <draw:line draw:style-name="gr6" draw:text-style-name="P4" draw:layer="layout" svg:x1="23.508cm" svg:y1="12.666cm" svg:x2="25.108cm" svg:y2="12.666cm">
          <text:p/>
        </draw:line>
        <draw:frame draw:style-name="gr7" draw:text-style-name="P8" draw:layer="layout" svg:width="0.451cm" svg:height="0.412cm" svg:x="22.532cm" svg:y="12.691cm">
          <draw:text-box>
            <text:p text:style-name="P7"><text:span text:style-name="T1">6</text:span><text:span text:style-name="T1">4</text:span></text:p>
          </draw:text-box>
        </draw:frame>
        <draw:polygon draw:style-name="gr2" draw:text-style-name="P3" draw:layer="layout" svg:width="1.231cm" svg:height="4.432cm" svg:x="25.108cm" svg:y="8.234cm" svg:viewBox="0 0 1232 4433" draw:points="0,1233 1232,0 1232,3201 0,4433">
          <text:p/>
        </draw:polygon>
        <draw:polygon draw:style-name="gr4" draw:text-style-name="P5" draw:layer="layout" svg:width="1.231cm" svg:height="4.432cm" svg:x="25.108cm" svg:y="8.234cm" svg:viewBox="0 0 1232 4433" draw:points="0,1233 1232,0 1232,3201 0,4433">
          <text:p/>
        </draw:polygon>
        <draw:polygon draw:style-name="gr6" draw:text-style-name="P4" draw:layer="layout" svg:width="1.231cm" svg:height="4.432cm" svg:x="25.108cm" svg:y="8.234cm" svg:viewBox="0 0 1232 4433" draw:points="0,1233 1232,0 1232,3201 0,4433">
          <text:p/>
        </draw:polygon>
        <draw:line draw:style-name="gr6" draw:text-style-name="P4" draw:layer="layout" svg:x1="25.108cm" svg:y1="12.667cm" svg:x2="26.34cm" svg:y2="11.434cm">
          <text:p/>
        </draw:line>
        <draw:line draw:style-name="gr6" draw:text-style-name="P4" draw:layer="layout" svg:x1="21.908cm" svg:y1="12.666cm" svg:x2="21.908cm" svg:y2="9.466cm">
          <text:p/>
        </draw:line>
        <draw:polyline draw:style-name="gr6" draw:text-style-name="P4" draw:layer="layout" svg:width="0cm" svg:height="0cm" svg:x="23.508cm" svg:y="13.545cm" svg:viewBox="0 0 0 0" draw:points="0,0">
          <text:p/>
        </draw:polyline>
        <draw:frame draw:style-name="gr7" draw:text-style-name="P8" draw:layer="layout" svg:width="0.451cm" svg:height="0.412cm" svg:x="24.132cm" svg:y="12.691cm">
          <draw:text-box>
            <text:p text:style-name="P7"><text:span text:style-name="T1">64</text:span></text:p>
          </draw:text-box>
        </draw:frame>
        <draw:frame draw:style-name="gr7" draw:text-style-name="P8" draw:layer="layout" svg:width="0.506cm" svg:height="0.412cm" svg:x="23.229cm" svg:y="13.307cm">
          <draw:text-box>
            <text:p text:style-name="P7"><text:span text:style-name="T2">I/2</text:span></text:p>
          </draw:text-box>
        </draw:frame>
        <draw:path draw:style-name="gr2" draw:text-style-name="P3" draw:layer="layout" svg:width="3.125cm" svg:height="6.925cm" svg:x="27.661cm" svg:y="1.988cm" svg:viewBox="0 0 3126 6926" svg:d="M1201 1925h-1201v5001h1201zM1201 1925h-1201l1926-1925h1200z">
          <text:p/>
        </draw:path>
        <draw:line draw:style-name="gr3" draw:text-style-name="P4" draw:layer="layout" svg:x1="30.786cm" svg:y1="6.988cm" svg:x2="29.586cm" svg:y2="6.988cm">
          <text:p/>
        </draw:line>
        <draw:line draw:style-name="gr3" draw:text-style-name="P4" draw:layer="layout" svg:x1="27.661cm" svg:y1="8.914cm" svg:x2="29.587cm" svg:y2="6.988cm">
          <text:p/>
        </draw:line>
        <draw:line draw:style-name="gr3" draw:text-style-name="P4" draw:layer="layout" svg:x1="29.586cm" svg:y1="1.988cm" svg:x2="29.586cm" svg:y2="6.988cm">
          <text:p/>
        </draw:line>
        <draw:path draw:style-name="gr4" draw:text-style-name="P5" draw:layer="layout" svg:width="2.325cm" svg:height="6.925cm" svg:x="28.461cm" svg:y="1.988cm" svg:viewBox="0 0 2326 6926" svg:d="M400 1925h-400v5001h400zM400 1925h-400l1925-1925h401z">
          <text:p/>
        </draw:path>
        <draw:path draw:style-name="gr5" draw:text-style-name="P6" draw:layer="layout" svg:width="3.125cm" svg:height="6.925cm" svg:x="27.661cm" svg:y="1.988cm" svg:viewBox="0 0 3126 6926" svg:d="M1201 1925h-1201v5001h1201zM1201 1925h-1201l1926-1925h1200z">
          <text:p/>
        </draw:path>
        <draw:line draw:style-name="gr6" draw:text-style-name="P4" draw:layer="layout" svg:x1="27.661cm" svg:y1="8.913cm" svg:x2="28.861cm" svg:y2="8.913cm">
          <text:p/>
        </draw:line>
        <draw:path draw:style-name="gr2" draw:text-style-name="P3" draw:layer="layout" svg:width="3.125cm" svg:height="6.925cm" svg:x="28.861cm" svg:y="1.988cm" svg:viewBox="0 0 3126 6926" svg:d="M1200 1925h-1200v5001h1200zM1200 1925h-1200l1925-1925h1201z">
          <text:p/>
        </draw:path>
        <draw:line draw:style-name="gr3" draw:text-style-name="P4" draw:layer="layout" svg:x1="31.986cm" svg:y1="6.988cm" svg:x2="30.786cm" svg:y2="6.988cm">
          <text:p/>
        </draw:line>
        <draw:line draw:style-name="gr3" draw:text-style-name="P4" draw:layer="layout" svg:x1="28.861cm" svg:y1="8.914cm" svg:x2="30.787cm" svg:y2="6.988cm">
          <text:p/>
        </draw:line>
        <draw:line draw:style-name="gr3" draw:text-style-name="P4" draw:layer="layout" svg:x1="30.786cm" svg:y1="1.988cm" svg:x2="30.786cm" svg:y2="6.988cm">
          <text:p/>
        </draw:line>
        <draw:path draw:style-name="gr4" draw:text-style-name="P5" draw:layer="layout" svg:width="2.325cm" svg:height="6.925cm" svg:x="29.661cm" svg:y="1.988cm" svg:viewBox="0 0 2326 6926" svg:d="M400 1925h-400v5001h400zM400 1925h-400l1926-1925h400z">
          <text:p/>
        </draw:path>
        <draw:path draw:style-name="gr5" draw:text-style-name="P6" draw:layer="layout" svg:width="3.125cm" svg:height="6.925cm" svg:x="28.861cm" svg:y="1.988cm" svg:viewBox="0 0 3126 6926" svg:d="M1200 1925h-1200v5001h1200zM1200 1925h-1200l1925-1925h1201z">
          <text:p/>
        </draw:path>
        <draw:line draw:style-name="gr6" draw:text-style-name="P4" draw:layer="layout" svg:x1="28.861cm" svg:y1="8.913cm" svg:x2="30.061cm" svg:y2="8.913cm">
          <text:p/>
        </draw:line>
        <draw:frame draw:style-name="gr7" draw:text-style-name="P8" draw:layer="layout" svg:width="0.451cm" svg:height="0.412cm" svg:x="28.086cm" svg:y="8.938cm">
          <draw:text-box>
            <text:p text:style-name="P7"><text:span text:style-name="T1">32</text:span></text:p>
          </draw:text-box>
        </draw:frame>
        <draw:polygon draw:style-name="gr2" draw:text-style-name="P3" draw:layer="layout" svg:width="1.925cm" svg:height="6.925cm" svg:x="30.061cm" svg:y="1.988cm" svg:viewBox="0 0 1926 6926" draw:points="0,1925 1926,0 1926,5001 0,6926">
          <text:p/>
        </draw:polygon>
        <draw:polygon draw:style-name="gr4" draw:text-style-name="P5" draw:layer="layout" svg:width="1.925cm" svg:height="6.925cm" svg:x="30.061cm" svg:y="1.988cm" svg:viewBox="0 0 1926 6926" draw:points="0,1925 1926,0 1926,5001 0,6926">
          <text:p/>
        </draw:polygon>
        <draw:polygon draw:style-name="gr6" draw:text-style-name="P4" draw:layer="layout" svg:width="1.925cm" svg:height="6.925cm" svg:x="30.061cm" svg:y="1.988cm" svg:viewBox="0 0 1926 6926" draw:points="0,1925 1926,0 1926,5001 0,6926">
          <text:p/>
        </draw:polygon>
        <draw:line draw:style-name="gr6" draw:text-style-name="P4" draw:layer="layout" svg:x1="30.061cm" svg:y1="8.914cm" svg:x2="31.987cm" svg:y2="6.988cm">
          <text:p/>
        </draw:line>
        <draw:line draw:style-name="gr6" draw:text-style-name="P4" draw:layer="layout" svg:x1="27.661cm" svg:y1="8.913cm" svg:x2="27.661cm" svg:y2="3.913cm">
          <text:p/>
        </draw:line>
        <draw:polyline draw:style-name="gr6" draw:text-style-name="P4" draw:layer="layout" svg:width="0cm" svg:height="0cm" svg:x="28.861cm" svg:y="9.791cm" svg:viewBox="0 0 0 0" draw:points="0,0">
          <text:p/>
        </draw:polyline>
        <draw:frame draw:style-name="gr7" draw:text-style-name="P8" draw:layer="layout" svg:width="0.451cm" svg:height="0.412cm" svg:x="29.286cm" svg:y="8.938cm">
          <draw:text-box>
            <text:p text:style-name="P7"><text:span text:style-name="T1">3</text:span><text:span text:style-name="T1">2</text:span></text:p>
          </draw:text-box>
        </draw:frame>
        <draw:path draw:style-name="gr2" draw:text-style-name="P3" draw:layer="layout" svg:width="2.125cm" svg:height="6.925cm" svg:x="30.061cm" svg:y="1.988cm" svg:viewBox="0 0 2126 6926" svg:d="M201 1925h-201v5001h201zM201 1925h-201l1926-1925h200z">
          <text:p/>
        </draw:path>
        <draw:line draw:style-name="gr3" draw:text-style-name="P4" draw:layer="layout" svg:x1="30.061cm" svg:y1="8.914cm" svg:x2="31.987cm" svg:y2="6.988cm">
          <text:p/>
        </draw:line>
        <draw:line draw:style-name="gr3" draw:text-style-name="P4" draw:layer="layout" svg:x1="31.986cm" svg:y1="1.988cm" svg:x2="31.986cm" svg:y2="6.988cm">
          <text:p/>
        </draw:line>
        <draw:line draw:style-name="gr6" draw:text-style-name="P4" draw:layer="layout" svg:x1="30.061cm" svg:y1="8.913cm" svg:x2="30.261cm" svg:y2="8.913cm">
          <text:p/>
        </draw:line>
        <draw:frame draw:style-name="gr7" draw:text-style-name="P8" draw:layer="layout" svg:width="0.35cm" svg:height="0.412cm" svg:x="28.785cm" svg:y="9.586cm">
          <draw:text-box>
            <text:p text:style-name="P7"><text:span text:style-name="T2">I</text:span></text:p>
          </draw:text-box>
        </draw:frame>
        <draw:polygon draw:style-name="gr2" draw:text-style-name="P3" draw:layer="layout" svg:width="1.925cm" svg:height="6.925cm" svg:x="30.261cm" svg:y="1.988cm" svg:viewBox="0 0 1926 6926" draw:points="0,1925 1926,0 1926,5001 0,6926">
          <text:p/>
        </draw:polygon>
        <draw:line draw:style-name="gr6" draw:text-style-name="P4" draw:layer="layout" svg:x1="30.261cm" svg:y1="8.914cm" svg:x2="32.187cm" svg:y2="6.988cm">
          <text:p/>
        </draw:line>
        <draw:line draw:style-name="gr6" draw:text-style-name="P4" draw:layer="layout" svg:x1="30.061cm" svg:y1="8.913cm" svg:x2="30.061cm" svg:y2="3.913cm">
          <text:p/>
        </draw:line>
        <draw:polyline draw:style-name="gr6" draw:text-style-name="P4" draw:layer="layout" svg:width="0cm" svg:height="0cm" svg:x="30.161cm" svg:y="9.791cm" svg:viewBox="0 0 0 0" draw:points="0,0">
          <text:p/>
        </draw:polyline>
        <draw:frame draw:style-name="gr7" draw:text-style-name="P8" draw:layer="layout" svg:width="0.35cm" svg:height="0.412cm" svg:x="30.073cm" svg:y="8.938cm">
          <draw:text-box>
            <text:p text:style-name="P7"><text:span text:style-name="T1">1</text:span></text:p>
          </draw:text-box>
        </draw:frame>
        <draw:custom-shape draw:style-name="gr1" draw:text-style-name="P11" draw:layer="layout" svg:width="1cm" svg:height="1cm" svg:x="24.821cm" svg:y="4.863cm">
          <text:p text:style-name="P10">||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1" draw:layer="layout" svg:width="1cm" svg:height="1cm" svg:x="32.721cm" svg:y="4.942cm">
          <text:p text:style-name="P10">+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1" draw:text-style-name="P12" draw:layer="layout" svg:x1="12.6cm" svg:y1="10.5cm" svg:x2="18.1cm" svg:y2="10.5cm">
          <text:p/>
        </draw:line>
        <draw:line draw:style-name="gr11" draw:text-style-name="P12" draw:layer="layout" svg:x1="25.8cm" svg:y1="5.4cm" svg:x2="27.7cm" svg:y2="5.4cm">
          <text:p/>
        </draw:line>
        <draw:line draw:style-name="gr11" draw:text-style-name="P12" draw:layer="layout" svg:x1="30.9cm" svg:y1="5.4cm" svg:x2="32.8cm" svg:y2="5.4cm">
          <text:p/>
        </draw:line>
        <draw:custom-shape draw:style-name="gr1" draw:text-style-name="P13" draw:layer="layout" svg:width="1cm" svg:height="1cm" svg:x="24.822cm" svg:y="4.864cm">
          <text:p text:style-name="P10">||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1" draw:text-style-name="P12" draw:layer="layout" svg:x1="7.5cm" svg:y1="5.348cm" svg:x2="24.9cm" svg:y2="5.448cm">
          <text:p/>
        </draw:line>
        <draw:line draw:style-name="gr11" draw:text-style-name="P12" draw:layer="layout" svg:x1="19.1cm" svg:y1="10.5cm" svg:x2="21.9cm" svg:y2="10.5cm">
          <text:p/>
        </draw:line>
        <draw:line draw:style-name="gr11" draw:text-style-name="P12" draw:layer="layout" svg:x1="18.6cm" svg:y1="13.9cm" svg:x2="18.6cm" svg:y2="11cm">
          <text:p/>
        </draw:line>
        <draw:path draw:style-name="gr11" draw:text-style-name="P12" draw:layer="layout" svg:width="1.106cm" svg:height="5.717cm" svg:x="7.5cm" svg:y="5.348cm" svg:viewBox="0 0 1107 5718" svg:d="M100 0c-33 0-67 0-100 0 0 1906 0 3812 0 5718 369 0 738 0 1107 0">
          <text:p/>
        </draw:path>
        <draw:path draw:style-name="gr11" draw:text-style-name="P12" draw:layer="layout" svg:width="1.471cm" svg:height="4.793cm" svg:x="12.628cm" svg:y="10.494cm" svg:viewBox="0 0 1472 4794" svg:d="M133 0c-44 0-89 0-133 0 0 1598 0 3196 0 4794 491 0 981 0 1472 0">
          <text:p/>
        </draw:path>
        <draw:line draw:style-name="gr11" draw:text-style-name="P12" draw:layer="layout" svg:x1="25.3cm" svg:y1="8.5cm" svg:x2="25.3cm" svg:y2="5.9cm">
          <text:p/>
        </draw:line>
        <draw:g>
          <svg:title>TexMaths</svg:title>
          <svg:desc>28§display§\textbf{L}^{\tiny{\textnormal{T}}}\textbf{d}§svg§600§FALSE§</svg:desc>
          <draw:polygon draw:style-name="gr12" draw:text-style-name="P14" draw:layer="layout" svg:width="1.786cm" svg:height="0.805cm" svg:x="0.266cm" svg:y="4.949cm" svg:viewBox="0 0 1787 806" draw:points="893,806 0,806 0,0 1787,0 1787,806">
            <text:p/>
          </draw:polygon>
          <draw:path draw:style-name="gr13" draw:text-style-name="P15" draw:layer="layout" svg:width="0.595cm" svg:height="0.675cm" svg:x="0.255cm" svg:y="5.122cm" svg:viewBox="0 0 596 676" svg:d="M596 408h-45c-9 67-25 224-202 224h-103v-585h135v-47c-45 2-153 2-200 2-44 0-143 0-181-2v47h107v585h-107v44h566z">
            <text:p/>
          </draw:path>
          <draw:path draw:style-name="gr13" draw:text-style-name="P15" draw:layer="layout" svg:width="0.496cm" svg:height="0.467cm" svg:x="0.931cm" svg:y="4.9cm" svg:viewBox="0 0 497 468" svg:d="M481 0h-468l-13 159h25c9-119 29-134 134-134 16 0 34 0 43 0 13 4 13 11 13 27v360c0 22 0 31-72 31h-29v25c34-2 99-2 135-2 35 0 100 0 134 2v-25h-29c-72 0-72-9-72-31v-360c0-16 0-23 16-27 7 0 27 0 40 0 38 0 67 0 92 13 31 20 36 63 38 67l4 54h25z">
            <text:p/>
          </draw:path>
          <draw:path draw:style-name="gr13" draw:text-style-name="P15" draw:layer="layout" svg:width="0.554cm" svg:height="0.691cm" svg:x="1.545cm" svg:y="5.115cm" svg:viewBox="0 0 555 692" svg:d="M376 643v49l179-7v-47c-60 0-67 0-67-38v-600l-175 9v45c61 0 68 0 68 38v192c-50-38-101-42-132-42-146 0-249 85-249 224 0 132 92 226 237 226 61 0 108-25 139-49zM376 336v246c-13 18-54 74-130 74-121 0-121-121-121-190 0-47 0-99 27-139 29-40 74-52 105-52 56 0 97 34 119 61z">
            <text:p/>
          </draw:path>
        </draw:g>
        <draw:g>
          <svg:title>TexMaths</svg:title>
          <svg:desc>28§display§\textbf{m}§svg§600§FALSE§</svg:desc>
          <draw:polygon draw:style-name="gr12" draw:text-style-name="P14" draw:layer="layout" svg:width="0.824cm" svg:height="0.346cm" svg:x="35.325cm" svg:y="5.18cm" svg:viewBox="0 0 825 347" draw:points="413,347 0,347 0,0 825,0 825,347">
            <text:p/>
          </draw:polygon>
          <draw:path draw:style-name="gr13" draw:text-style-name="P15" draw:layer="layout" svg:width="0.878cm" svg:height="0.444cm" svg:x="35.321cm" svg:y="5.131cm" svg:viewBox="0 0 879 445" svg:d="M67 94v304h-67v47c27-2 87-4 123-4 41 0 99 2 126 4v-47h-67v-206c0-107 85-156 145-156 34 0 56 20 56 96v266h-67v47c27-2 85-4 124-4 38 0 96 2 123 4v-47h-67v-206c0-107 85-156 148-156 33 0 53 20 53 96v266h-67v47c27-2 88-4 126-4s96 2 123 4v-47h-67v-255c0-103-52-143-153-143-89 0-141 49-168 94-18-92-110-94-148-94-85 0-141 45-173 107v-107l-170 9v45c61 0 67 0 67 40z">
            <text:p/>
          </draw:path>
        </draw:g>
        <draw:line draw:style-name="gr11" draw:text-style-name="P12" draw:layer="layout" svg:x1="33.7cm" svg:y1="5.4cm" svg:x2="35.2cm" svg:y2="5.4cm">
          <text:p/>
        </draw:line>
        <draw:line draw:style-name="gr11" draw:text-style-name="P12" draw:layer="layout" svg:x1="2.3cm" svg:y1="5.5cm" svg:x2="3.8cm" svg:y2="5.5cm">
          <text:p/>
        </draw:line>
        <draw:line draw:style-name="gr14" draw:text-style-name="P12" draw:layer="layout" svg:x1="1.5cm" svg:y1="1.5cm" svg:x2="33.3cm" svg:y2="1.5cm">
          <text:p/>
        </draw:line>
        <draw:line draw:style-name="gr11" draw:text-style-name="P12" draw:layer="layout" svg:x1="33.279cm" svg:y1="1.5cm" svg:x2="33.279cm" svg:y2="4.9cm">
          <text:p/>
        </draw:line>
        <draw:line draw:style-name="gr15" draw:text-style-name="P12" draw:layer="layout" svg:x1="1.526cm" svg:y1="4.5cm" svg:x2="1.526cm" svg:y2="1.5cm">
          <text:p/>
        </draw:line>
        <draw:polyline draw:style-name="gr6" draw:text-style-name="P4" draw:layer="layout" svg:width="0cm" svg:height="0cm" svg:x="24.137cm" svg:y="13.592cm" svg:viewBox="0 0 0 0" draw:points="0,0">
          <text:p/>
        </draw:polyline>
        <draw:polyline draw:style-name="gr6" draw:text-style-name="P4" draw:layer="layout" svg:width="0cm" svg:height="0cm" svg:x="26.537cm" svg:y="13.592cm" svg:viewBox="0 0 0 0" draw:points="0,0">
          <text:p/>
        </draw:polyline>
        <draw:frame draw:style-name="gr16" draw:text-style-name="P12" draw:layer="layout" svg:width="0.862cm" svg:height="4.614cm" draw:transform="rotate (1.5707963267949) translate (25.474cm 15.277cm)">
          <draw:image xlink:href="Pictures/2000002100000D4F000018F3F56F72A76A56B34F.svm" xlink:type="simple" xlink:show="embed" xlink:actuate="onLoad">
            <text:p/>
          </draw:image>
          <draw:image xlink:href="Pictures/1000020000000081000000F18DBC2B47610615AB.png" xlink:type="simple" xlink:show="embed" xlink:actuate="onLoad"/>
        </draw:frame>
        <draw:polygon draw:style-name="gr17" draw:text-style-name="P16" draw:layer="layout" svg:width="0.802cm" svg:height="4.591cm" draw:transform="rotate (1.5707963267949) translate (25.4626142143012cm 16.1760052662376cm)" svg:viewBox="0 0 803 4592" draw:points="803,0 0,0 0,4592 803,4592">
          <text:p/>
        </draw:polygon>
        <draw:polygon draw:style-name="gr18" draw:text-style-name="P17" draw:layer="layout" svg:width="0.802cm" svg:height="4.591cm" draw:transform="rotate (1.5707963267949) translate (25.4626142143012cm 16.1760052662376cm)" svg:viewBox="0 0 803 4592" draw:points="0,0 803,0 803,4592 0,4592">
          <text:p/>
        </draw:polygon>
        <draw:frame draw:style-name="gr19" draw:text-style-name="P18" draw:layer="layout" svg:width="3.262cm" svg:height="0.823cm" svg:x="26.154cm" svg:y="15.577cm">
          <draw:text-box>
            <text:p text:style-name="P7"><text:span text:style-name="T2">2x2 Max </text:span><text:span text:style-name="T2">Pooling</text:span></text:p>
          </draw:text-box>
        </draw:frame>
        <draw:frame draw:style-name="gr20" draw:text-style-name="P8" draw:layer="layout" svg:width="2.292cm" svg:height="0.412cm" svg:x="26.635cm" svg:y="14.501cm">
          <draw:text-box>
            <text:p text:style-name="P7"><text:span text:style-name="T2">Conv+ReLU</text:span></text:p>
          </draw:text-box>
        </draw:frame>
        <draw:polyline draw:style-name="gr6" draw:text-style-name="P4" draw:layer="layout" svg:width="0cm" svg:height="0cm" svg:x="25.988cm" svg:y="15.782cm" svg:viewBox="0 0 0 0" draw:points="0,0">
          <text:p/>
        </draw:polyline>
        <draw:polyline draw:style-name="gr6" draw:text-style-name="P4" draw:layer="layout" svg:width="0cm" svg:height="0cm" svg:x="25.988cm" svg:y="15.782cm" svg:viewBox="0 0 0 0" draw:points="0,0">
          <text:p/>
        </draw:polyline>
        <draw:polygon draw:style-name="gr2" draw:text-style-name="P3" draw:layer="layout" svg:width="1.925cm" svg:height="6.925cm" svg:x="30.261cm" svg:y="1.988cm" svg:viewBox="0 0 1926 6926" draw:points="0,1925 1926,0 1926,5001 0,6926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puter Modern" svg:font-family="'Computer Moder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stroke-dash11" draw:style="rect" draw:dots1="1" draw:dots1-length="0.105cm" draw:distance="0.07cm"/>
    <draw:stroke-dash draw:name="stroke-dash17" draw:style="rect" draw:dots1="1" draw:dots1-length="0.105cm" draw:distance="0.0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cm" fo:margin-bottom="1cm" fo:margin-left="2.3cm" fo:margin-right="1cm" fo:page-width="36.4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11-29T18:13:48.560580539</dc:date>
    <meta:editing-duration>PT4M43S</meta:editing-duration>
    <meta:editing-cycles>2</meta:editing-cycles>
    <meta:generator>LibreOffice/6.0.7.3$Linux_X86_64 LibreOffice_project/00m0$Build-3</meta:generator>
    <meta:document-statistic meta:object-count="179"/>
  </office:meta>
</office:document-meta>
</file>